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mbedded computing workshop</text:h>
      <text:h text:style-name="Heading_20_2" text:outline-level="2">Lab report – 2010/10/31</text:h>
      <text:p text:style-name="Text_20_body"/>
      <text:list xml:id="list754556979" text:style-name="L1">
        <text:list-item>
          <text:p text:style-name="P1">We have modified the isr_led_switch.c to use IRQs instead of FIQ. This has been pretty straightforward with the only significant change being the ability to split the interrupt handler into several smaller procedures. We could have kept it as a single procedure and point all the vectors to it, however our solution seemed cleaner. The other major challenge was the differences in APIs of interrupt.c as included in exercise1 and the one used in exercise2/3.</text:p>
          <text:p text:style-name="P1">Results are at: html/embedded/exercise3/vic/led</text:p>
        </text:list-item>
        <text:list-item>
          <text:p text:style-name="P1">We have modified the uart0.c to use IRQs instead of FIQs. This was really simple and worked the first time it compiled. (which was NOT the first time we tried to compile it)</text:p>
        </text:list-item>
        <text:list-item>
          <text:p text:style-name="P1">We've also removed the sending of the first byte from the uart0Send procedure to avoid polling for even a single byte. Since we don't use U0IIR and instead check the status register directly, we encountered a “slow initialization” condition, which won't trigger THRE for the first time unless bytes have already been written. We've worked around it by triggering interrupt from uart0Send (We have to deal with spurious interrupts anyway)</text:p>
          <text:p text:style-name="P1">Results are at: html/embedded/exercise3/vic/uart</text:p>
        </text:list-item>
        <text:list-item>
          <text:p text:style-name="P1">We've built a program which triggers IRQ from a timer (once in 10 seconds) and triggers a FIQ from external button. Once the button is pressed, the timer handler can continue, toggling the state of the led.</text:p>
          <text:p text:style-name="P1">Results are at: html/embedded/exercise3/vic/fiqinvic.c (better called fiqinirq, but the former sounds better)</text:p>
        </text:list-item>
        <text:list-item>
          <text:p text:style-name="P1">We've built a program which switches the leds in response to the push of a button, and waits some time after the press to avoid adverse mechanical effects. It should be noted that the first board is much more thoroughly documented, though.</text:p>
          <text:p text:style-name="P1">Results are at: html/embedded/exercise3/msp430-basic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vgeny Fraimovitch</meta:initial-creator>
    <meta:creation-date>2010-10-31T18:51:30</meta:creation-date>
    <dc:date>2010-10-31T19:03:48</dc:date>
    <dc:creator>Evgeny Fraimovitch</dc:creator>
    <meta:editing-duration>PT00H12M20S</meta:editing-duration>
    <meta:editing-cycles>2</meta:editing-cycles>
    <meta:generator>OpenOffice.org/3.0$Unix OpenOffice.org_project/300m15$Build-9379</meta:generator>
    <meta:document-statistic meta:table-count="0" meta:image-count="0" meta:object-count="0" meta:page-count="1" meta:paragraph-count="11" meta:word-count="294" meta:character-count="1830"/>
  </office:meta>
</office:document-meta>
</file>